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4.367cm"/>
    </style:style>
    <style:style style:name="co13" style:family="table-column">
      <style:table-column-properties fo:break-before="auto" style:column-width="4.704cm"/>
    </style:style>
    <style:style style:name="co14" style:family="table-column">
      <style:table-column-properties fo:break-before="auto" style:column-width="2.459cm"/>
    </style:style>
    <style:style style:name="co15" style:family="table-column">
      <style:table-column-properties fo:break-before="auto" style:column-width="0.995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1.187cm"/>
    </style:style>
    <style:style style:name="co18" style:family="table-column">
      <style:table-column-properties fo:break-before="auto" style:column-width="1.244cm"/>
    </style:style>
    <style:style style:name="co19" style:family="table-column">
      <style:table-column-properties fo:break-before="auto" style:column-width="2.542cm"/>
    </style:style>
    <style:style style:name="co20" style:family="table-column">
      <style:table-column-properties fo:break-before="auto" style:column-width="2.404cm"/>
    </style:style>
    <style:style style:name="co21" style:family="table-column">
      <style:table-column-properties fo:break-before="auto" style:column-width="3.179cm"/>
    </style:style>
    <style:style style:name="co22" style:family="table-column">
      <style:table-column-properties fo:break-before="auto" style:column-width="2.792cm"/>
    </style:style>
    <style:style style:name="co23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table table:name="Trial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 table:number-columns-repeated="4"/>
          <table:table-cell table:style-name="ce8" table:formula="of:=[.K7]/[.L7]" office:value-type="string" office:string-value="" calcext:value-type="error">
            <text:p>#DIV/0!</text:p>
          </table:table-cell>
          <table:table-cell table:style-name="ce8" table:formula="of:=[.F7]/[.L7]" office:value-type="string" office:string-value="" calcext:value-type="error">
            <text:p>#DIV/0!</text:p>
          </table:table-cell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 table:number-columns-repeated="4"/>
          <table:table-cell table:style-name="ce8" table:formula="of:=[.K8]/[.L8]" office:value-type="string" office:string-value="" calcext:value-type="error">
            <text:p>#DIV/0!</text:p>
          </table:table-cell>
          <table:table-cell table:style-name="ce8" table:formula="of:=[.F8]/[.L8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 table:number-columns-repeated="4"/>
          <table:table-cell table:style-name="ce8" table:formula="of:=[.K9]/[.L9]" office:value-type="string" office:string-value="" calcext:value-type="error">
            <text:p>#DIV/0!</text:p>
          </table:table-cell>
          <table:table-cell table:style-name="ce8" table:formula="of:=[.F9]/[.L9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 table:number-columns-repeated="4"/>
          <table:table-cell table:style-name="ce8" table:formula="of:=[.K10]/[.L10]" office:value-type="string" office:string-value="" calcext:value-type="error">
            <text:p>#DIV/0!</text:p>
          </table:table-cell>
          <table:table-cell table:style-name="ce8" table:formula="of:=[.F10]/[.L10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 table:number-columns-repeated="4"/>
          <table:table-cell table:style-name="ce8" table:formula="of:=[.K11]/[.L11]" office:value-type="string" office:string-value="" calcext:value-type="error">
            <text:p>#DIV/0!</text:p>
          </table:table-cell>
          <table:table-cell table:style-name="ce8" table:formula="of:=[.F11]/[.L11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8" table:formula="of:=[.K12]/[.L12]" office:value-type="string" office:string-value="" calcext:value-type="error">
            <text:p>#DIV/0!</text:p>
          </table:table-cell>
          <table:table-cell table:style-name="ce8" table:formula="of:=[.F12]/[.L12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 table:number-columns-repeated="4"/>
          <table:table-cell table:style-name="ce8" table:formula="of:=[.K13]/[.L13]" office:value-type="string" office:string-value="" calcext:value-type="error">
            <text:p>#DIV/0!</text:p>
          </table:table-cell>
          <table:table-cell table:style-name="ce8" table:formula="of:=[.F13]/[.L13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 table:number-columns-repeated="4"/>
          <table:table-cell table:style-name="ce8" table:formula="of:=[.K14]/[.L14]" office:value-type="string" office:string-value="" calcext:value-type="error">
            <text:p>#DIV/0!</text:p>
          </table:table-cell>
          <table:table-cell table:style-name="ce8" table:formula="of:=[.F14]/[.L14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 table:number-columns-repeated="4"/>
          <table:table-cell table:style-name="ce8" table:formula="of:=[.K15]/[.L15]" office:value-type="string" office:string-value="" calcext:value-type="error">
            <text:p>#DIV/0!</text:p>
          </table:table-cell>
          <table:table-cell table:style-name="ce8" table:formula="of:=[.F15]/[.L15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 table:number-columns-repeated="4"/>
          <table:table-cell table:style-name="ce8" table:formula="of:=[.K16]/[.L16]" office:value-type="string" office:string-value="" calcext:value-type="error">
            <text:p>#DIV/0!</text:p>
          </table:table-cell>
          <table:table-cell table:style-name="ce8" table:formula="of:=[.F16]/[.L16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 table:number-columns-repeated="4"/>
          <table:table-cell table:style-name="ce8" table:formula="of:=[.K17]/[.L17]" office:value-type="string" office:string-value="" calcext:value-type="error">
            <text:p>#DIV/0!</text:p>
          </table:table-cell>
          <table:table-cell table:style-name="ce8" table:formula="of:=[.F17]/[.L17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 table:number-columns-repeated="4"/>
          <table:table-cell table:style-name="ce8" table:formula="of:=[.K18]/[.L18]" office:value-type="string" office:string-value="" calcext:value-type="error">
            <text:p>#DIV/0!</text:p>
          </table:table-cell>
          <table:table-cell table:style-name="ce8" table:formula="of:=[.F18]/[.L18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4"/>
          <table:table-cell table:style-name="ce8" table:formula="of:=[.K19]/[.L19]" office:value-type="string" office:string-value="" calcext:value-type="error">
            <text:p>#DIV/0!</text:p>
          </table:table-cell>
          <table:table-cell table:style-name="ce8" table:formula="of:=[.F19]/[.L19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 table:number-columns-repeated="4"/>
          <table:table-cell table:style-name="ce8" table:formula="of:=[.K20]/[.L20]" office:value-type="string" office:string-value="" calcext:value-type="error">
            <text:p>#DIV/0!</text:p>
          </table:table-cell>
          <table:table-cell table:style-name="ce8" table:formula="of:=[.F20]/[.L20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 table:number-columns-repeated="4"/>
          <table:table-cell table:style-name="ce8" table:formula="of:=[.K21]/[.L21]" office:value-type="string" office:string-value="" calcext:value-type="error">
            <text:p>#DIV/0!</text:p>
          </table:table-cell>
          <table:table-cell table:style-name="ce8" table:formula="of:=[.F21]/[.L21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 table:number-columns-repeated="4"/>
          <table:table-cell table:style-name="ce8" table:formula="of:=[.K22]/[.L22]" office:value-type="string" office:string-value="" calcext:value-type="error">
            <text:p>#DIV/0!</text:p>
          </table:table-cell>
          <table:table-cell table:style-name="ce8" table:formula="of:=[.F22]/[.L22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 table:number-columns-repeated="4"/>
          <table:table-cell table:style-name="ce8" table:formula="of:=[.K23]/[.L23]" office:value-type="string" office:string-value="" calcext:value-type="error">
            <text:p>#DIV/0!</text:p>
          </table:table-cell>
          <table:table-cell table:style-name="ce8" table:formula="of:=[.F23]/[.L23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 table:number-columns-repeated="4"/>
          <table:table-cell table:style-name="ce8" table:formula="of:=[.K24]/[.L24]" office:value-type="string" office:string-value="" calcext:value-type="error">
            <text:p>#DIV/0!</text:p>
          </table:table-cell>
          <table:table-cell table:style-name="ce8" table:formula="of:=[.F24]/[.L24]" office:value-type="string" office:string-value="" calcext:value-type="error">
            <text:p>#DIV/0!</text:p>
          </table:table-cell>
          <table:table-cell table:style-name="ce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 table:number-columns-repeated="4"/>
          <table:table-cell table:style-name="ce8" table:formula="of:=[.K25]/[.L25]" office:value-type="string" office:string-value="" calcext:value-type="error">
            <text:p>#DIV/0!</text:p>
          </table:table-cell>
          <table:table-cell table:style-name="ce8" table:formula="of:=[.F25]/[.L25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 table:number-columns-repeated="4"/>
          <table:table-cell table:style-name="ce8" table:formula="of:=[.K26]/[.L26]" office:value-type="string" office:string-value="" calcext:value-type="error">
            <text:p>#DIV/0!</text:p>
          </table:table-cell>
          <table:table-cell table:style-name="ce8" table:formula="of:=[.F26]/[.L26]" office:value-type="string" office:string-value="" calcext:value-type="error">
            <text:p>#DIV/0!</text:p>
          </table:table-cell>
          <table:table-cell table:style-name="ce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 table:number-columns-repeated="4"/>
          <table:table-cell table:style-name="ce8" table:formula="of:=[.K27]/[.L27]" office:value-type="string" office:string-value="" calcext:value-type="error">
            <text:p>#DIV/0!</text:p>
          </table:table-cell>
          <table:table-cell table:style-name="ce8" table:formula="of:=[.F27]/[.L27]" office:value-type="string" office:string-value="" calcext:value-type="error">
            <text:p>#DIV/0!</text:p>
          </table:table-cell>
          <table:table-cell table:style-name="ce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 table:number-columns-repeated="4"/>
          <table:table-cell table:style-name="ce8" table:formula="of:=[.K28]/[.L28]" office:value-type="string" office:string-value="" calcext:value-type="error">
            <text:p>#DIV/0!</text:p>
          </table:table-cell>
          <table:table-cell table:style-name="ce8" table:formula="of:=[.F28]/[.L28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 table:number-columns-repeated="4"/>
          <table:table-cell table:style-name="ce8" table:formula="of:=[.K29]/[.L29]" office:value-type="string" office:string-value="" calcext:value-type="error">
            <text:p>#DIV/0!</text:p>
          </table:table-cell>
          <table:table-cell table:style-name="ce8" table:formula="of:=[.F29]/[.L29]" office:value-type="string" office:string-value="" calcext:value-type="error">
            <text:p>#DIV/0!</text:p>
          </table:table-cell>
          <table:table-cell table:style-name="ce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 table:number-columns-repeated="4"/>
          <table:table-cell table:style-name="ce8" table:formula="of:=[.K30]/[.L30]" office:value-type="string" office:string-value="" calcext:value-type="error">
            <text:p>#DIV/0!</text:p>
          </table:table-cell>
          <table:table-cell table:style-name="ce8" table:formula="of:=[.F30]/[.L30]" office:value-type="string" office:string-value="" calcext:value-type="error">
            <text:p>#DIV/0!</text:p>
          </table:table-cell>
          <table:table-cell table:style-name="ce1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/>
          <table:table-cell table:style-name="ce4" table:number-columns-repeated="2"/>
          <table:table-cell table:style-name="ce9" table:formula="of:=[.K31]/[.L31]" office:value-type="string" office:string-value="" calcext:value-type="error">
            <text:p>#DIV/0!</text:p>
          </table:table-cell>
          <table:table-cell table:style-name="ce9" table:formula="of:=[.F31]/[.L31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ce7" table:number-columns-repeated="2"/>
          <table:table-cell table:style-name="ce8" table:formula="of:=[.K32]/[.L32]" office:value-type="string" office:string-value="" calcext:value-type="error">
            <text:p>#DIV/0!</text:p>
          </table:table-cell>
          <table:table-cell table:style-name="ce8" table:formula="of:=[.F32]/[.L32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6"/>
          <table:table-cell table:style-name="ce8" table:formula="of:=[.K33]/[.L33]" office:value-type="string" office:string-value="" calcext:value-type="error">
            <text:p>#DIV/0!</text:p>
          </table:table-cell>
          <table:table-cell table:style-name="ce8" table:formula="of:=[.F33]/[.L33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6"/>
          <table:table-cell table:style-name="ce8" table:formula="of:=[.K34]/[.L34]" office:value-type="string" office:string-value="" calcext:value-type="error">
            <text:p>#DIV/0!</text:p>
          </table:table-cell>
          <table:table-cell table:style-name="ce8" table:formula="of:=[.F34]/[.L34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6"/>
          <table:table-cell table:style-name="ce8" table:formula="of:=[.K35]/[.L35]" office:value-type="string" office:string-value="" calcext:value-type="error">
            <text:p>#DIV/0!</text:p>
          </table:table-cell>
          <table:table-cell table:style-name="ce8" table:formula="of:=[.F35]/[.L35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6"/>
          <table:table-cell table:style-name="ce8" table:formula="of:=[.K36]/[.L36]" office:value-type="string" office:string-value="" calcext:value-type="error">
            <text:p>#DIV/0!</text:p>
          </table:table-cell>
          <table:table-cell table:style-name="ce8" table:formula="of:=[.F36]/[.L36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6"/>
          <table:table-cell table:style-name="ce8" table:formula="of:=[.K37]/[.L37]" office:value-type="string" office:string-value="" calcext:value-type="error">
            <text:p>#DIV/0!</text:p>
          </table:table-cell>
          <table:table-cell table:style-name="ce8" table:formula="of:=[.F37]/[.L37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6"/>
          <table:table-cell table:style-name="ce8" table:formula="of:=[.K38]/[.L38]" office:value-type="string" office:string-value="" calcext:value-type="error">
            <text:p>#DIV/0!</text:p>
          </table:table-cell>
          <table:table-cell table:style-name="ce8" table:formula="of:=[.F38]/[.L38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6"/>
          <table:table-cell table:style-name="ce8" table:formula="of:=[.K39]/[.L39]" office:value-type="string" office:string-value="" calcext:value-type="error">
            <text:p>#DIV/0!</text:p>
          </table:table-cell>
          <table:table-cell table:style-name="ce8" table:formula="of:=[.F39]/[.L39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6"/>
          <table:table-cell table:style-name="ce8" table:formula="of:=[.K40]/[.L40]" office:value-type="string" office:string-value="" calcext:value-type="error">
            <text:p>#DIV/0!</text:p>
          </table:table-cell>
          <table:table-cell table:style-name="ce8" table:formula="of:=[.F40]/[.L40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6"/>
          <table:table-cell table:style-name="ce8" table:formula="of:=[.K41]/[.L41]" office:value-type="string" office:string-value="" calcext:value-type="error">
            <text:p>#DIV/0!</text:p>
          </table:table-cell>
          <table:table-cell table:style-name="ce8" table:formula="of:=[.F41]/[.L41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6"/>
          <table:table-cell table:style-name="ce8" table:formula="of:=[.K42]/[.L42]" office:value-type="string" office:string-value="" calcext:value-type="error">
            <text:p>#DIV/0!</text:p>
          </table:table-cell>
          <table:table-cell table:style-name="ce8" table:formula="of:=[.F42]/[.L42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6"/>
          <table:table-cell table:style-name="ce8" table:formula="of:=[.K43]/[.L43]" office:value-type="string" office:string-value="" calcext:value-type="error">
            <text:p>#DIV/0!</text:p>
          </table:table-cell>
          <table:table-cell table:style-name="ce8" table:formula="of:=[.F43]/[.L43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6"/>
          <table:table-cell table:style-name="ce8" table:formula="of:=[.K44]/[.L44]" office:value-type="string" office:string-value="" calcext:value-type="error">
            <text:p>#DIV/0!</text:p>
          </table:table-cell>
          <table:table-cell table:style-name="ce8" table:formula="of:=[.F44]/[.L44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6"/>
          <table:table-cell table:style-name="ce8" table:formula="of:=[.K45]/[.L45]" office:value-type="string" office:string-value="" calcext:value-type="error">
            <text:p>#DIV/0!</text:p>
          </table:table-cell>
          <table:table-cell table:style-name="ce8" table:formula="of:=[.F45]/[.L45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6"/>
          <table:table-cell table:style-name="ce8" table:formula="of:=[.K46]/[.L46]" office:value-type="string" office:string-value="" calcext:value-type="error">
            <text:p>#DIV/0!</text:p>
          </table:table-cell>
          <table:table-cell table:style-name="ce8" table:formula="of:=[.F46]/[.L46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6"/>
          <table:table-cell table:style-name="ce8" table:formula="of:=[.K47]/[.L47]" office:value-type="string" office:string-value="" calcext:value-type="error">
            <text:p>#DIV/0!</text:p>
          </table:table-cell>
          <table:table-cell table:style-name="ce8" table:formula="of:=[.F47]/[.L47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6"/>
          <table:table-cell table:style-name="ce8" table:formula="of:=[.K48]/[.L48]" office:value-type="string" office:string-value="" calcext:value-type="error">
            <text:p>#DIV/0!</text:p>
          </table:table-cell>
          <table:table-cell table:style-name="ce8" table:formula="of:=[.F48]/[.L48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6"/>
          <table:table-cell table:style-name="ce8" table:formula="of:=[.K49]/[.L49]" office:value-type="string" office:string-value="" calcext:value-type="error">
            <text:p>#DIV/0!</text:p>
          </table:table-cell>
          <table:table-cell table:style-name="ce8" table:formula="of:=[.F49]/[.L49]" office:value-type="string" office:string-value="" calcext:value-type="error">
            <text:p>#DIV/0!</text:p>
          </table:table-cell>
          <table:table-cell table:style-name="ce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6"/>
          <table:table-cell table:style-name="ce8" table:formula="of:=[.K50]/[.L50]" office:value-type="string" office:string-value="" calcext:value-type="error">
            <text:p>#DIV/0!</text:p>
          </table:table-cell>
          <table:table-cell table:style-name="ce8" table:formula="of:=[.F50]/[.L50]" office:value-type="string" office:string-value="" calcext:value-type="error">
            <text:p>#DIV/0!</text:p>
          </table:table-cell>
          <table:table-cell table:style-name="ce8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9.7666666666667" calcext:value-type="float">
            <text:p>39,77</text:p>
          </table:table-cell>
          <table:table-cell office:value-type="float" office:value="361.872601807" calcext:value-type="float">
            <text:p>361,872601807</text:p>
          </table:table-cell>
          <table:table-cell office:value-type="float" office:value="312.230274132" calcext:value-type="float">
            <text:p>312,230274132</text:p>
          </table:table-cell>
          <table:table-cell table:style-name="ce8" table:formula="of:=[.K7]/[.L7]" office:value-type="percentage" office:value="1.15899267876251" calcext:value-type="percentage">
            <text:p>115,90%</text:p>
          </table:table-cell>
          <table:table-cell table:style-name="ce8" table:formula="of:=[.F7]/[.L7]" office:value-type="percentage" office:value="0.942413418487412" calcext:value-type="percentage">
            <text:p>94,24%</text:p>
          </table:table-cell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67.3833333333333" calcext:value-type="float">
            <text:p>67,38</text:p>
          </table:table-cell>
          <table:table-cell office:value-type="float" office:value="890" calcext:value-type="float">
            <text:p>890</text:p>
          </table:table-cell>
          <table:table-cell office:value-type="float" office:value="373.126627662" calcext:value-type="float">
            <text:p>373,126627662</text:p>
          </table:table-cell>
          <table:table-cell table:style-name="ce8" table:formula="of:=[.K8]/[.L8]" office:value-type="percentage" office:value="2.38524922645353" calcext:value-type="percentage">
            <text:p>238,52%</text:p>
          </table:table-cell>
          <table:table-cell table:style-name="ce8" table:formula="of:=[.F8]/[.L8]" office:value-type="percentage" office:value="0.924163472761765" calcext:value-type="percentage">
            <text:p>92,42%</text:p>
          </table:table-cell>
          <table:table-cell table:style-name="ce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75.8333333333333" calcext:value-type="float">
            <text:p>75,83</text:p>
          </table:table-cell>
          <table:table-cell office:value-type="float" office:value="1052" calcext:value-type="float">
            <text:p>1052</text:p>
          </table:table-cell>
          <table:table-cell office:value-type="float" office:value="434.928946227" calcext:value-type="float">
            <text:p>434,928946227</text:p>
          </table:table-cell>
          <table:table-cell table:style-name="ce8" table:formula="of:=[.K9]/[.L9]" office:value-type="percentage" office:value="2.41878589393987" calcext:value-type="percentage">
            <text:p>241,88%</text:p>
          </table:table-cell>
          <table:table-cell table:style-name="ce8" table:formula="of:=[.F9]/[.L9]" office:value-type="percentage" office:value="0.991242371288362" calcext:value-type="percentage">
            <text:p>99,12%</text:p>
          </table:table-cell>
          <table:table-cell table:style-name="ce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5.1" calcext:value-type="float">
            <text:p>75,10</text:p>
          </table:table-cell>
          <table:table-cell office:value-type="float" office:value="808" calcext:value-type="float">
            <text:p>808</text:p>
          </table:table-cell>
          <table:table-cell office:value-type="float" office:value="324.256785404" calcext:value-type="float">
            <text:p>324,256785404</text:p>
          </table:table-cell>
          <table:table-cell table:style-name="ce8" table:formula="of:=[.K10]/[.L10]" office:value-type="percentage" office:value="2.49185224911575" calcext:value-type="percentage">
            <text:p>249,19%</text:p>
          </table:table-cell>
          <table:table-cell table:style-name="ce8" table:formula="of:=[.F10]/[.L10]" office:value-type="percentage" office:value="0.926672975017698" calcext:value-type="percentage">
            <text:p>92,67%</text:p>
          </table:table-cell>
          <table:table-cell table:style-name="ce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111.583333333333" calcext:value-type="float">
            <text:p>111,58</text:p>
          </table:table-cell>
          <table:table-cell office:value-type="float" office:value="975" calcext:value-type="float">
            <text:p>975</text:p>
          </table:table-cell>
          <table:table-cell office:value-type="float" office:value="419.269685608" calcext:value-type="float">
            <text:p>419,269685608</text:p>
          </table:table-cell>
          <table:table-cell table:style-name="ce8" table:formula="of:=[.K11]/[.L11]" office:value-type="percentage" office:value="2.325472204331" calcext:value-type="percentage">
            <text:p>232,55%</text:p>
          </table:table-cell>
          <table:table-cell table:style-name="ce8" table:formula="of:=[.F11]/[.L11]" office:value-type="percentage" office:value="0.822453928430213" calcext:value-type="percentage">
            <text:p>82,25%</text:p>
          </table:table-cell>
          <table:table-cell table:style-name="ce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96.6666666666667" calcext:value-type="float">
            <text:p>96,67</text:p>
          </table:table-cell>
          <table:table-cell office:value-type="float" office:value="1323" calcext:value-type="float">
            <text:p>1323</text:p>
          </table:table-cell>
          <table:table-cell office:value-type="float" office:value="622.891175045" calcext:value-type="float">
            <text:p>622,891175045</text:p>
          </table:table-cell>
          <table:table-cell table:style-name="ce8" table:formula="of:=[.K12]/[.L12]" office:value-type="percentage" office:value="2.12396651775396" calcext:value-type="percentage">
            <text:p>212,40%</text:p>
          </table:table-cell>
          <table:table-cell table:style-name="ce8" table:formula="of:=[.F12]/[.L12]" office:value-type="percentage" office:value="0.794440537649695" calcext:value-type="percentage">
            <text:p>79,44%</text:p>
          </table:table-cell>
          <table:table-cell table:style-name="ce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03.383333333333" calcext:value-type="float">
            <text:p>103,38</text:p>
          </table:table-cell>
          <table:table-cell office:value-type="float" office:value="1683" calcext:value-type="float">
            <text:p>1683</text:p>
          </table:table-cell>
          <table:table-cell office:value-type="float" office:value="773.251043565" calcext:value-type="float">
            <text:p>773,251043565</text:p>
          </table:table-cell>
          <table:table-cell table:style-name="ce8" table:formula="of:=[.K13]/[.L13]" office:value-type="percentage" office:value="2.1765247056644" calcext:value-type="percentage">
            <text:p>217,65%</text:p>
          </table:table-cell>
          <table:table-cell table:style-name="ce8" table:formula="of:=[.F13]/[.L13]" office:value-type="percentage" office:value="0.754205254365074" calcext:value-type="percentage">
            <text:p>75,42%</text:p>
          </table:table-cell>
          <table:table-cell table:style-name="ce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40.55" calcext:value-type="float">
            <text:p>40,55</text:p>
          </table:table-cell>
          <table:table-cell office:value-type="float" office:value="680" calcext:value-type="float">
            <text:p>680</text:p>
          </table:table-cell>
          <table:table-cell office:value-type="float" office:value="273.719305089" calcext:value-type="float">
            <text:p>273,719305089</text:p>
          </table:table-cell>
          <table:table-cell table:style-name="ce8" table:formula="of:=[.K14]/[.L14]" office:value-type="percentage" office:value="2.48429682290366" calcext:value-type="percentage">
            <text:p>248,43%</text:p>
          </table:table-cell>
          <table:table-cell table:style-name="ce8" table:formula="of:=[.F14]/[.L14]" office:value-type="percentage" office:value="1.03273680279177" calcext:value-type="percentage">
            <text:p>103,27%</text:p>
          </table:table-cell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90.8833333333334" calcext:value-type="float">
            <text:p>90,88</text:p>
          </table:table-cell>
          <table:table-cell office:value-type="float" office:value="1027" calcext:value-type="float">
            <text:p>1027</text:p>
          </table:table-cell>
          <table:table-cell office:value-type="float" office:value="498.33075156" calcext:value-type="float">
            <text:p>498,33075156</text:p>
          </table:table-cell>
          <table:table-cell table:style-name="ce8" table:formula="of:=[.K15]/[.L15]" office:value-type="percentage" office:value="2.06088024225883" calcext:value-type="percentage">
            <text:p>206,09%</text:p>
          </table:table-cell>
          <table:table-cell table:style-name="ce8" table:formula="of:=[.F15]/[.L15]" office:value-type="percentage" office:value="0.752552393818801" calcext:value-type="percentage">
            <text:p>75,26%</text:p>
          </table:table-cell>
          <table:table-cell table:style-name="ce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1.833333333333" calcext:value-type="float">
            <text:p>201,83</text:p>
          </table:table-cell>
          <table:table-cell office:value-type="float" office:value="1445" calcext:value-type="float">
            <text:p>1445</text:p>
          </table:table-cell>
          <table:table-cell office:value-type="float" office:value="637.039881406" calcext:value-type="float">
            <text:p>637,039881406</text:p>
          </table:table-cell>
          <table:table-cell table:style-name="ce8" table:formula="of:=[.K16]/[.L16]" office:value-type="percentage" office:value="2.2683038255168" calcext:value-type="percentage">
            <text:p>226,83%</text:p>
          </table:table-cell>
          <table:table-cell table:style-name="ce8" table:formula="of:=[.F16]/[.L16]" office:value-type="percentage" office:value="0.762118690164988" calcext:value-type="percentage">
            <text:p>76,21%</text:p>
          </table:table-cell>
          <table:table-cell table:style-name="ce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44" calcext:value-type="float">
            <text:p>144,00</text:p>
          </table:table-cell>
          <table:table-cell office:value-type="float" office:value="1815" calcext:value-type="float">
            <text:p>1815</text:p>
          </table:table-cell>
          <table:table-cell office:value-type="float" office:value="746.686249891" calcext:value-type="float">
            <text:p>746,686249891</text:p>
          </table:table-cell>
          <table:table-cell table:style-name="ce8" table:formula="of:=[.K17]/[.L17]" office:value-type="percentage" office:value="2.43073981912075" calcext:value-type="percentage">
            <text:p>243,07%</text:p>
          </table:table-cell>
          <table:table-cell table:style-name="ce8" table:formula="of:=[.F17]/[.L17]" office:value-type="percentage" office:value="0.746886661005758" calcext:value-type="percentage">
            <text:p>74,69%</text:p>
          </table:table-cell>
          <table:table-cell table:style-name="ce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153.316666666667" calcext:value-type="float">
            <text:p>153,32</text:p>
          </table:table-cell>
          <table:table-cell office:value-type="float" office:value="2031" calcext:value-type="float">
            <text:p>2031</text:p>
          </table:table-cell>
          <table:table-cell office:value-type="float" office:value="885.887492934" calcext:value-type="float">
            <text:p>885,887492934</text:p>
          </table:table-cell>
          <table:table-cell table:style-name="ce8" table:formula="of:=[.K18]/[.L18]" office:value-type="percentage" office:value="2.29261618004501" calcext:value-type="percentage">
            <text:p>229,26%</text:p>
          </table:table-cell>
          <table:table-cell table:style-name="ce8" table:formula="of:=[.F18]/[.L18]" office:value-type="percentage" office:value="0.754971715183508" calcext:value-type="percentage">
            <text:p>75,50%</text:p>
          </table:table-cell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32.45" calcext:value-type="float">
            <text:p>132,45</text:p>
          </table:table-cell>
          <table:table-cell office:value-type="float" office:value="1733" calcext:value-type="float">
            <text:p>1733</text:p>
          </table:table-cell>
          <table:table-cell office:value-type="float" office:value="750.953798457" calcext:value-type="float">
            <text:p>750,953798457</text:p>
          </table:table-cell>
          <table:table-cell table:style-name="ce8" table:formula="of:=[.K19]/[.L19]" office:value-type="percentage" office:value="2.30773185189399" calcext:value-type="percentage">
            <text:p>230,77%</text:p>
          </table:table-cell>
          <table:table-cell table:style-name="ce8" table:formula="of:=[.F19]/[.L19]" office:value-type="percentage" office:value="0.663702615292836" calcext:value-type="percentage">
            <text:p>66,37%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35.2" calcext:value-type="float">
            <text:p>235,20</text:p>
          </table:table-cell>
          <table:table-cell office:value-type="float" office:value="2126" calcext:value-type="float">
            <text:p>2126</text:p>
          </table:table-cell>
          <table:table-cell office:value-type="float" office:value="933.449388107" calcext:value-type="float">
            <text:p>933,449388107</text:p>
          </table:table-cell>
          <table:table-cell table:style-name="ce8" table:formula="of:=[.K20]/[.L20]" office:value-type="percentage" office:value="2.27757393929139" calcext:value-type="percentage">
            <text:p>227,76%</text:p>
          </table:table-cell>
          <table:table-cell table:style-name="ce8" table:formula="of:=[.F20]/[.L20]" office:value-type="percentage" office:value="0.735572821352896" calcext:value-type="percentage">
            <text:p>73,56%</text:p>
          </table:table-cell>
          <table:table-cell table:style-name="ce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7.1" calcext:value-type="float">
            <text:p>17,10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8" table:formula="of:=[.K21]/[.L21]" office:value-type="string" office:string-value="" calcext:value-type="error">
            <text:p>#VALUE!</text:p>
          </table:table-cell>
          <table:table-cell table:style-name="ce8" table:formula="of:=[.F21]/[.L21]" office:value-type="string" office:string-value="" calcext:value-type="error">
            <text:p>#VALUE!</text:p>
          </table:table-cell>
          <table:table-cell table:style-name="ce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117.633333333333" calcext:value-type="float">
            <text:p>117,63</text:p>
          </table:table-cell>
          <table:table-cell office:value-type="float" office:value="2193" calcext:value-type="float">
            <text:p>2193</text:p>
          </table:table-cell>
          <table:table-cell office:value-type="float" office:value="943.96911038" calcext:value-type="float">
            <text:p>943,96911038</text:p>
          </table:table-cell>
          <table:table-cell table:style-name="ce8" table:formula="of:=[.K22]/[.L22]" office:value-type="percentage" office:value="2.3231692392108" calcext:value-type="percentage">
            <text:p>232,32%</text:p>
          </table:table-cell>
          <table:table-cell table:style-name="ce8" table:formula="of:=[.F22]/[.L22]" office:value-type="percentage" office:value="0.639978568532617" calcext:value-type="percentage">
            <text:p>64,00%</text:p>
          </table:table-cell>
          <table:table-cell table:style-name="ce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292.983333333333" calcext:value-type="float">
            <text:p>292,98</text:p>
          </table:table-cell>
          <table:table-cell office:value-type="float" office:value="2687" calcext:value-type="float">
            <text:p>2687</text:p>
          </table:table-cell>
          <table:table-cell office:value-type="float" office:value="1206.38092562" calcext:value-type="float">
            <text:p>1206,38092562</text:p>
          </table:table-cell>
          <table:table-cell table:style-name="ce8" table:formula="of:=[.K23]/[.L23]" office:value-type="percentage" office:value="2.22732301459347" calcext:value-type="percentage">
            <text:p>222,73%</text:p>
          </table:table-cell>
          <table:table-cell table:style-name="ce8" table:formula="of:=[.F23]/[.L23]" office:value-type="percentage" office:value="0.67909727566271" calcext:value-type="percentage">
            <text:p>67,91%</text:p>
          </table:table-cell>
          <table:table-cell table:style-name="ce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2.2166666666667" calcext:value-type="float">
            <text:p>12,22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73.583333333333" calcext:value-type="float">
            <text:p>173,58</text:p>
          </table:table-cell>
          <table:table-cell office:value-type="float" office:value="2532" calcext:value-type="float">
            <text:p>2532</text:p>
          </table:table-cell>
          <table:table-cell office:value-type="float" office:value="1165.18678337" calcext:value-type="float">
            <text:p>1165,18678337</text:p>
          </table:table-cell>
          <table:table-cell table:style-name="ce8" table:formula="of:=[.K25]/[.L25]" office:value-type="percentage" office:value="2.17304215610552" calcext:value-type="percentage">
            <text:p>217,30%</text:p>
          </table:table-cell>
          <table:table-cell table:style-name="ce8" table:formula="of:=[.F25]/[.L25]" office:value-type="percentage" office:value="0.621393934718262" calcext:value-type="percentage">
            <text:p>62,14%</text:p>
          </table:table-cell>
          <table:table-cell table:style-name="ce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7166666666667" calcext:value-type="float">
            <text:p>11,72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29.1333333333333" calcext:value-type="float">
            <text:p>29,13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421.083333333333" calcext:value-type="float">
            <text:p>421,08</text:p>
          </table:table-cell>
          <table:table-cell office:value-type="float" office:value="2812" calcext:value-type="float">
            <text:p>2812</text:p>
          </table:table-cell>
          <table:table-cell office:value-type="float" office:value="1172.65349397" calcext:value-type="float">
            <text:p>1172,65349397</text:p>
          </table:table-cell>
          <table:table-cell table:style-name="ce8" table:formula="of:=[.K28]/[.L28]" office:value-type="percentage" office:value="2.39798031938661" calcext:value-type="percentage">
            <text:p>239,80%</text:p>
          </table:table-cell>
          <table:table-cell table:style-name="ce8" table:formula="of:=[.F28]/[.L28]" office:value-type="percentage" office:value="0.637409093004521" calcext:value-type="percentage">
            <text:p>63,74%</text:p>
          </table:table-cell>
          <table:table-cell table:style-name="ce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26.9" calcext:value-type="float">
            <text:p>26,9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36.1833333333333" calcext:value-type="float">
            <text:p>36,18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  <table:table-cell table:style-name="ce1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office:value-type="float" office:value="18.4" calcext:value-type="float">
            <text:p>18,40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  <table:table-cell table:style-name="ce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6.4833333333333" calcext:value-type="float">
            <text:p>16,48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  <table:table-cell table:style-name="ce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23.5333333333333" calcext:value-type="float">
            <text:p>23,53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  <table:table-cell table:style-name="ce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38.1666666666667" calcext:value-type="float">
            <text:p>38,17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  <table:table-cell table:style-name="ce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57" calcext:value-type="float">
            <text:p>57,0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  <table:table-cell table:style-name="ce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84.25" calcext:value-type="float">
            <text:p>84,2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  <table:table-cell table:style-name="ce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8.4666666666667" calcext:value-type="float">
            <text:p>18,47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  <table:table-cell table:style-name="ce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24.8833333333333" calcext:value-type="float">
            <text:p>24,88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47.8333333333333" calcext:value-type="float">
            <text:p>47,83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  <table:table-cell table:style-name="ce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81.15" calcext:value-type="float">
            <text:p>81,15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  <table:table-cell table:style-name="ce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7.6333333333333" calcext:value-type="float">
            <text:p>17,63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  <table:table-cell table:style-name="ce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6.5166666666667" calcext:value-type="float">
            <text:p>16,52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  <table:table-cell table:style-name="ce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24.5" calcext:value-type="float">
            <text:p>24,50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  <table:table-cell table:style-name="ce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432.933333333333" calcext:value-type="float">
            <text:p>432,93</text:p>
          </table:table-cell>
          <table:table-cell office:value-type="float" office:value="3290" calcext:value-type="float">
            <text:p>3290</text:p>
          </table:table-cell>
          <table:table-cell office:value-type="float" office:value="1203.54188144" calcext:value-type="float">
            <text:p>1203,54188144</text:p>
          </table:table-cell>
          <table:table-cell table:style-name="ce8" table:formula="of:=[.K44]/[.L44]" office:value-type="percentage" office:value="2.73359826586476" calcext:value-type="percentage">
            <text:p>273,36%</text:p>
          </table:table-cell>
          <table:table-cell table:style-name="ce8" table:formula="of:=[.F44]/[.L44]" office:value-type="percentage" office:value="0.439810203668753" calcext:value-type="percentage">
            <text:p>43,98%</text:p>
          </table:table-cell>
          <table:table-cell table:style-name="ce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57.0333333333333" calcext:value-type="float">
            <text:p>57,0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  <table:table-cell table:style-name="ce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72.9666666666667" calcext:value-type="float">
            <text:p>72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  <table:table-cell table:style-name="ce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13.4333333333333" calcext:value-type="float">
            <text:p>13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  <table:table-cell table:style-name="ce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9.55" calcext:value-type="float">
            <text:p>19,5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  <table:table-cell table:style-name="ce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37.65" calcext:value-type="float">
            <text:p>37,65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  <table:table-cell table:style-name="ce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55.7833333333333" calcext:value-type="float">
            <text:p>55,78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  <table:table-cell table:style-name="ce8"/>
        </table:table-row>
        <table:table-row table:style-name="ro2" table:number-rows-repeated="104852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rial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7.91666666666667" calcext:value-type="float">
            <text:p>7,92</text:p>
          </table:table-cell>
          <table:table-cell office:value-type="float" office:value="344.023742688" calcext:value-type="float">
            <text:p>344,023742688</text:p>
          </table:table-cell>
          <table:table-cell office:value-type="float" office:value="330.855242452" calcext:value-type="float">
            <text:p>330,855242452</text:p>
          </table:table-cell>
          <table:table-cell table:style-name="ce8" table:formula="of:=[.K7]/[.L7]" office:value-type="percentage" office:value="1.03980139513102" calcext:value-type="percentage">
            <text:p>103,98%</text:p>
          </table:table-cell>
          <table:table-cell table:style-name="ce8" table:formula="of:=[.F7]/[.L7]" office:value-type="percentage" office:value="0.889361757786532" calcext:value-type="percentage">
            <text:p>88,94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3.9166666666667" calcext:value-type="float">
            <text:p>13,92</text:p>
          </table:table-cell>
          <table:table-cell office:value-type="float" office:value="890" calcext:value-type="float">
            <text:p>890</text:p>
          </table:table-cell>
          <table:table-cell office:value-type="float" office:value="362.580429611" calcext:value-type="float">
            <text:p>362,580429611</text:p>
          </table:table-cell>
          <table:table-cell table:style-name="ce8" table:formula="of:=[.K8]/[.L8]" office:value-type="percentage" office:value="2.45462779376937" calcext:value-type="percentage">
            <text:p>245,46%</text:p>
          </table:table-cell>
          <table:table-cell table:style-name="ce8" table:formula="of:=[.F8]/[.L8]" office:value-type="percentage" office:value="0.951044159691565" calcext:value-type="percentage">
            <text:p>95,1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7.25" calcext:value-type="float">
            <text:p>17,25</text:p>
          </table:table-cell>
          <table:table-cell office:value-type="float" office:value="495.310760922" calcext:value-type="float">
            <text:p>495,310760922</text:p>
          </table:table-cell>
          <table:table-cell office:value-type="float" office:value="456.680417844" calcext:value-type="float">
            <text:p>456,680417844</text:p>
          </table:table-cell>
          <table:table-cell table:style-name="ce8" table:formula="of:=[.K9]/[.L9]" office:value-type="percentage" office:value="1.08458944497856" calcext:value-type="percentage">
            <text:p>108,46%</text:p>
          </table:table-cell>
          <table:table-cell table:style-name="ce8" table:formula="of:=[.F9]/[.L9]" office:value-type="percentage" office:value="0.944029967466809" calcext:value-type="percentage">
            <text:p>94,4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" calcext:value-type="float">
            <text:p>10,00</text:p>
          </table:table-cell>
          <table:table-cell office:value-type="float" office:value="808" calcext:value-type="float">
            <text:p>808</text:p>
          </table:table-cell>
          <table:table-cell office:value-type="float" office:value="345.388461925" calcext:value-type="float">
            <text:p>345,388461925</text:p>
          </table:table-cell>
          <table:table-cell table:style-name="ce8" table:formula="of:=[.K10]/[.L10]" office:value-type="percentage" office:value="2.33939488162594" calcext:value-type="percentage">
            <text:p>233,94%</text:p>
          </table:table-cell>
          <table:table-cell table:style-name="ce8" table:formula="of:=[.F10]/[.L10]" office:value-type="percentage" office:value="0.869976948058121" calcext:value-type="percentage">
            <text:p>87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88333333333333" calcext:value-type="float">
            <text:p>6,88</text:p>
          </table:table-cell>
          <table:table-cell office:value-type="float" office:value="975" calcext:value-type="float">
            <text:p>975</text:p>
          </table:table-cell>
          <table:table-cell office:value-type="float" office:value="456.353762977" calcext:value-type="float">
            <text:p>456,353762977</text:p>
          </table:table-cell>
          <table:table-cell table:style-name="ce8" table:formula="of:=[.K11]/[.L11]" office:value-type="percentage" office:value="2.13650040626298" calcext:value-type="percentage">
            <text:p>213,65%</text:p>
          </table:table-cell>
          <table:table-cell table:style-name="ce8" table:formula="of:=[.F11]/[.L11]" office:value-type="percentage" office:value="0.755619933427347" calcext:value-type="percentage">
            <text:p>75,5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.2" calcext:value-type="float">
            <text:p>10,20</text:p>
          </table:table-cell>
          <table:table-cell office:value-type="float" office:value="1323" calcext:value-type="float">
            <text:p>1323</text:p>
          </table:table-cell>
          <table:table-cell office:value-type="float" office:value="661.8568481" calcext:value-type="float">
            <text:p>661,8568481</text:p>
          </table:table-cell>
          <table:table-cell table:style-name="ce8" table:formula="of:=[.K12]/[.L12]" office:value-type="percentage" office:value="1.99892167588498" calcext:value-type="percentage">
            <text:p>199,89%</text:p>
          </table:table-cell>
          <table:table-cell table:style-name="ce8" table:formula="of:=[.F12]/[.L12]" office:value-type="percentage" office:value="0.747669230016387" calcext:value-type="percentage">
            <text:p>74,7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1683" calcext:value-type="float">
            <text:p>1683</text:p>
          </table:table-cell>
          <table:table-cell office:value-type="float" office:value="780.653695118" calcext:value-type="float">
            <text:p>780,653695118</text:p>
          </table:table-cell>
          <table:table-cell table:style-name="ce8" table:formula="of:=[.K13]/[.L13]" office:value-type="percentage" office:value="2.15588552328008" calcext:value-type="percentage">
            <text:p>215,59%</text:p>
          </table:table-cell>
          <table:table-cell table:style-name="ce8" table:formula="of:=[.F13]/[.L13]" office:value-type="percentage" office:value="0.747053403637381" calcext:value-type="percentage">
            <text:p>74,71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680" calcext:value-type="float">
            <text:p>680</text:p>
          </table:table-cell>
          <table:table-cell office:value-type="float" office:value="317.993965391" calcext:value-type="float">
            <text:p>317,993965391</text:p>
          </table:table-cell>
          <table:table-cell table:style-name="ce8" table:formula="of:=[.K14]/[.L14]" office:value-type="percentage" office:value="2.13840535987494" calcext:value-type="percentage">
            <text:p>213,84%</text:p>
          </table:table-cell>
          <table:table-cell table:style-name="ce8" table:formula="of:=[.F14]/[.L14]" office:value-type="percentage" office:value="0.88894768695507" calcext:value-type="percentage">
            <text:p>88,8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.75" calcext:value-type="float">
            <text:p>2,7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-</text:p>
          </table:table-cell>
          <table:table-cell table:style-name="ce8" table:formula="of:=[.K15]/[.L15]" office:value-type="string" office:string-value="" calcext:value-type="error">
            <text:p>#VALUE!</text:p>
          </table:table-cell>
          <table:table-cell table:style-name="ce8" table:formula="of:=[.F15]/[.L1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1.8333333333333" calcext:value-type="float">
            <text:p>11,83</text:p>
          </table:table-cell>
          <table:table-cell office:value-type="float" office:value="1445" calcext:value-type="float">
            <text:p>1445</text:p>
          </table:table-cell>
          <table:table-cell office:value-type="float" office:value="674.327912745" calcext:value-type="float">
            <text:p>674,327912745</text:p>
          </table:table-cell>
          <table:table-cell table:style-name="ce8" table:formula="of:=[.K16]/[.L16]" office:value-type="percentage" office:value="2.14287436822511" calcext:value-type="percentage">
            <text:p>214,29%</text:p>
          </table:table-cell>
          <table:table-cell table:style-name="ce8" table:formula="of:=[.F16]/[.L16]" office:value-type="percentage" office:value="0.719976128562832" calcext:value-type="percentage">
            <text:p>72,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7.35" calcext:value-type="float">
            <text:p>17,35</text:p>
          </table:table-cell>
          <table:table-cell office:value-type="float" office:value="1815" calcext:value-type="float">
            <text:p>1815</text:p>
          </table:table-cell>
          <table:table-cell office:value-type="float" office:value="821.097623927" calcext:value-type="float">
            <text:p>821,097623927</text:p>
          </table:table-cell>
          <table:table-cell table:style-name="ce8" table:formula="of:=[.K17]/[.L17]" office:value-type="percentage" office:value="2.21045579369666" calcext:value-type="percentage">
            <text:p>221,05%</text:p>
          </table:table-cell>
          <table:table-cell table:style-name="ce8" table:formula="of:=[.F17]/[.L17]" office:value-type="percentage" office:value="0.679200601425174" calcext:value-type="percentage">
            <text:p>67,92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5.7166666666667" calcext:value-type="float">
            <text:p>25,72</text:p>
          </table:table-cell>
          <table:table-cell office:value-type="float" office:value="2031" calcext:value-type="float">
            <text:p>2031</text:p>
          </table:table-cell>
          <table:table-cell office:value-type="float" office:value="924.905478474" calcext:value-type="float">
            <text:p>924,905478474</text:p>
          </table:table-cell>
          <table:table-cell table:style-name="ce8" table:formula="of:=[.K18]/[.L18]" office:value-type="percentage" office:value="2.19590006467574" calcext:value-type="percentage">
            <text:p>219,59%</text:p>
          </table:table-cell>
          <table:table-cell table:style-name="ce8" table:formula="of:=[.F18]/[.L18]" office:value-type="percentage" office:value="0.723122541239009" calcext:value-type="percentage">
            <text:p>72,31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8.5166666666667" calcext:value-type="float">
            <text:p>18,52</text:p>
          </table:table-cell>
          <table:table-cell office:value-type="float" office:value="1733" calcext:value-type="float">
            <text:p>1733</text:p>
          </table:table-cell>
          <table:table-cell office:value-type="float" office:value="772.726026342" calcext:value-type="float">
            <text:p>772,726026342</text:p>
          </table:table-cell>
          <table:table-cell table:style-name="ce8" table:formula="of:=[.K19]/[.L19]" office:value-type="percentage" office:value="2.24270949977424" calcext:value-type="percentage">
            <text:p>224,27%</text:p>
          </table:table-cell>
          <table:table-cell table:style-name="ce8" table:formula="of:=[.F19]/[.L19]" office:value-type="percentage" office:value="0.645002216839283" calcext:value-type="percentage">
            <text:p>64,5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7.05" calcext:value-type="float">
            <text:p>27,05</text:p>
          </table:table-cell>
          <table:table-cell office:value-type="float" office:value="2126" calcext:value-type="float">
            <text:p>2126</text:p>
          </table:table-cell>
          <table:table-cell office:value-type="float" office:value="934.816595632" calcext:value-type="float">
            <text:p>934,816595632</text:p>
          </table:table-cell>
          <table:table-cell table:style-name="ce8" table:formula="of:=[.K20]/[.L20]" office:value-type="percentage" office:value="2.27424289420395" calcext:value-type="percentage">
            <text:p>227,42%</text:p>
          </table:table-cell>
          <table:table-cell table:style-name="ce8" table:formula="of:=[.F20]/[.L20]" office:value-type="percentage" office:value="0.734497016001088" calcext:value-type="percentage">
            <text:p>73,45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1.5333333333333" calcext:value-type="float">
            <text:p>11,53</text:p>
          </table:table-cell>
          <table:table-cell office:value-type="float" office:value="2722" calcext:value-type="float">
            <text:p>2722</text:p>
          </table:table-cell>
          <table:table-cell office:value-type="string" calcext:value-type="string">
            <text:p>-</text:p>
          </table:table-cell>
          <table:table-cell table:style-name="ce8" table:formula="of:=[.K21]/[.L21]" office:value-type="string" office:string-value="" calcext:value-type="error">
            <text:p>#VALUE!</text:p>
          </table:table-cell>
          <table:table-cell table:style-name="ce8" table:formula="of:=[.F21]/[.L21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99.793907292" calcext:value-type="float">
            <text:p>999,793907292</text:p>
          </table:table-cell>
          <table:table-cell table:style-name="ce8" table:formula="of:=[.K22]/[.L22]" office:value-type="percentage" office:value="2.19345205447377" calcext:value-type="percentage">
            <text:p>219,35%</text:p>
          </table:table-cell>
          <table:table-cell table:style-name="ce8" table:formula="of:=[.F22]/[.L22]" office:value-type="percentage" office:value="0.604244530391563" calcext:value-type="percentage">
            <text:p>60,4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8.78333333333333" calcext:value-type="float">
            <text:p>8,78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8" table:formula="of:=[.K23]/[.L23]" office:value-type="string" office:string-value="" calcext:value-type="error">
            <text:p>#VALUE!</text:p>
          </table:table-cell>
          <table:table-cell table:style-name="ce8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1.95" calcext:value-type="float">
            <text:p>11,95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8.05" calcext:value-type="float">
            <text:p>8,05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8" table:formula="of:=[.K25]/[.L25]" office:value-type="string" office:string-value="" calcext:value-type="error">
            <text:p>#VALUE!</text:p>
          </table:table-cell>
          <table:table-cell table:style-name="ce8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5833333333333" calcext:value-type="float">
            <text:p>11,58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9.8" calcext:value-type="float">
            <text:p>19,80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2.65" calcext:value-type="float">
            <text:p>12,65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8" table:formula="of:=[.K28]/[.L28]" office:value-type="string" office:string-value="" calcext:value-type="error">
            <text:p>#VALUE!</text:p>
          </table:table-cell>
          <table:table-cell table:style-name="ce8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8.3166666666667" calcext:value-type="float">
            <text:p>18,32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4.8333333333333" calcext:value-type="float">
            <text:p>24,83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11" office:value-type="float" office:value="3.95" calcext:value-type="float">
            <text:p>3,95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8.13333333333333" calcext:value-type="float">
            <text:p>8,13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5.9833333333333" calcext:value-type="float">
            <text:p>15,9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20.2833333333333" calcext:value-type="float">
            <text:p>20,28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30.1166666666667" calcext:value-type="float">
            <text:p>30,12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33.05" calcext:value-type="float">
            <text:p>33,0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6.23333333333333" calcext:value-type="float">
            <text:p>6,2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4" calcext:value-type="float">
            <text:p>17,4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32.8166666666667" calcext:value-type="float">
            <text:p>32,82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54.1" calcext:value-type="float">
            <text:p>54,10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2.98333333333333" calcext:value-type="float">
            <text:p>2,98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6.76666666666667" calcext:value-type="float">
            <text:p>6,77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3.3666666666667" calcext:value-type="float">
            <text:p>13,37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62.4333333333333" calcext:value-type="float">
            <text:p>62,43</text:p>
          </table:table-cell>
          <table:table-cell office:value-type="float" office:value="3290" calcext:value-type="float">
            <text:p>3290</text:p>
          </table:table-cell>
          <table:table-cell office:value-type="float" office:value="1323.23545576" calcext:value-type="float">
            <text:p>1323,23545576</text:p>
          </table:table-cell>
          <table:table-cell table:style-name="ce8" table:formula="of:=[.K44]/[.L44]" office:value-type="percentage" office:value="2.48632999189883" calcext:value-type="percentage">
            <text:p>248,63%</text:p>
          </table:table-cell>
          <table:table-cell table:style-name="ce8" table:formula="of:=[.F44]/[.L44]" office:value-type="percentage" office:value="0.400027068271066" calcext:value-type="percentage">
            <text:p>40,0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1.15" calcext:value-type="float">
            <text:p>21,15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31.1833333333333" calcext:value-type="float">
            <text:p>31,18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3.41666666666667" calcext:value-type="float">
            <text:p>3,42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9.15" calcext:value-type="float">
            <text:p>9,1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7.6833333333333" calcext:value-type="float">
            <text:p>17,68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30.1333333333333" calcext:value-type="float">
            <text:p>30,1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5.4333333333333" calcext:value-type="float">
            <text:p>35,43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style-name="ce8" table:formula="of:=[.K7]/[.L7]" office:value-type="percentage" office:value="2.2669532745483" calcext:value-type="percentage">
            <text:p>226,70%</text:p>
          </table:table-cell>
          <table:table-cell table:style-name="ce8" table:formula="of:=[.F7]/[.L7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0.4833333333333" calcext:value-type="float">
            <text:p>40,48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style-name="ce8" table:formula="of:=[.K8]/[.L8]" office:value-type="percentage" office:value="1.05490889214595" calcext:value-type="percentage">
            <text:p>105,49%</text:p>
          </table:table-cell>
          <table:table-cell table:style-name="ce8" table:formula="of:=[.F8]/[.L8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9.2333333333333" calcext:value-type="float">
            <text:p>39,23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style-name="ce8" table:formula="of:=[.K9]/[.L9]" office:value-type="percentage" office:value="1.16158493777802" calcext:value-type="percentage">
            <text:p>116,16%</text:p>
          </table:table-cell>
          <table:table-cell table:style-name="ce8" table:formula="of:=[.F9]/[.L9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39.4333333333333" calcext:value-type="float">
            <text:p>39,43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style-name="ce8" table:formula="of:=[.K10]/[.L10]" office:value-type="percentage" office:value="2.58666470701768" calcext:value-type="percentage">
            <text:p>258,67%</text:p>
          </table:table-cell>
          <table:table-cell table:style-name="ce8" table:formula="of:=[.F10]/[.L10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6.05" calcext:value-type="float">
            <text:p>36,05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style-name="ce8" table:formula="of:=[.K11]/[.L11]" office:value-type="percentage" office:value="2.36384833643805" calcext:value-type="percentage">
            <text:p>236,38%</text:p>
          </table:table-cell>
          <table:table-cell table:style-name="ce8" table:formula="of:=[.F11]/[.L11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.1" calcext:value-type="float">
            <text:p>32,10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style-name="ce8" table:formula="of:=[.K12]/[.L12]" office:value-type="percentage" office:value="2.18989566905991" calcext:value-type="percentage">
            <text:p>218,99%</text:p>
          </table:table-cell>
          <table:table-cell table:style-name="ce8" table:formula="of:=[.F12]/[.L12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8.45" calcext:value-type="float">
            <text:p>18,45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style-name="ce8" table:formula="of:=[.K13]/[.L13]" office:value-type="percentage" office:value="2.35424549481587" calcext:value-type="percentage">
            <text:p>235,42%</text:p>
          </table:table-cell>
          <table:table-cell table:style-name="ce8" table:formula="of:=[.F13]/[.L13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.45" calcext:value-type="float">
            <text:p>10,45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style-name="ce8" table:formula="of:=[.K14]/[.L14]" office:value-type="percentage" office:value="2.26033007540837" calcext:value-type="percentage">
            <text:p>226,03%</text:p>
          </table:table-cell>
          <table:table-cell table:style-name="ce8" table:formula="of:=[.F14]/[.L14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2.25" calcext:value-type="float">
            <text:p>12,2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style-name="ce8" table:formula="of:=[.K15]/[.L15]" office:value-type="percentage" office:value="2.1186710975317" calcext:value-type="percentage">
            <text:p>211,87%</text:p>
          </table:table-cell>
          <table:table-cell table:style-name="ce8" table:formula="of:=[.F15]/[.L15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.3" calcext:value-type="float">
            <text:p>20,30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style-name="ce8" table:formula="of:=[.K16]/[.L16]" office:value-type="percentage" office:value="2.50440240233855" calcext:value-type="percentage">
            <text:p>250,44%</text:p>
          </table:table-cell>
          <table:table-cell table:style-name="ce8" table:formula="of:=[.F16]/[.L16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8.2666666666667" calcext:value-type="float">
            <text:p>28,27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style-name="ce8" table:formula="of:=[.K17]/[.L17]" office:value-type="percentage" office:value="2.13511892482937" calcext:value-type="percentage">
            <text:p>213,51%</text:p>
          </table:table-cell>
          <table:table-cell table:style-name="ce8" table:formula="of:=[.F17]/[.L17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6.5166666666667" calcext:value-type="float">
            <text:p>26,52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style-name="ce8" table:formula="of:=[.K18]/[.L18]" office:value-type="percentage" office:value="2.1109882097904" calcext:value-type="percentage">
            <text:p>211,10%</text:p>
          </table:table-cell>
          <table:table-cell table:style-name="ce8" table:formula="of:=[.F18]/[.L18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3666666666667" calcext:value-type="float">
            <text:p>26,37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style-name="ce8" table:formula="of:=[.K19]/[.L19]" office:value-type="percentage" office:value="2.15221814908089" calcext:value-type="percentage">
            <text:p>215,22%</text:p>
          </table:table-cell>
          <table:table-cell table:style-name="ce8" table:formula="of:=[.F19]/[.L19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2.8333333333333" calcext:value-type="float">
            <text:p>22,83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style-name="ce8" table:formula="of:=[.K20]/[.L20]" office:value-type="percentage" office:value="2.19209442055292" calcext:value-type="percentage">
            <text:p>219,21%</text:p>
          </table:table-cell>
          <table:table-cell table:style-name="ce8" table:formula="of:=[.F20]/[.L20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8.8833333333333" calcext:value-type="float">
            <text:p>18,88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style-name="ce8" table:formula="of:=[.K21]/[.L21]" office:value-type="percentage" office:value="2.26569617127137" calcext:value-type="percentage">
            <text:p>226,57%</text:p>
          </table:table-cell>
          <table:table-cell table:style-name="ce8" table:formula="of:=[.F21]/[.L21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style-name="ce8" table:formula="of:=[.K22]/[.L22]" office:value-type="percentage" office:value="2.36508308164945" calcext:value-type="percentage">
            <text:p>236,51%</text:p>
          </table:table-cell>
          <table:table-cell table:style-name="ce8" table:formula="of:=[.F22]/[.L22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4.8666666666667" calcext:value-type="float">
            <text:p>14,87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-</text:p>
          </table:table-cell>
          <table:table-cell table:style-name="ce8" table:formula="of:=[.K23]/[.L23]" office:value-type="string" office:string-value="" calcext:value-type="error">
            <text:p>#VALUE!</text:p>
          </table:table-cell>
          <table:table-cell table:style-name="ce8" table:formula="of:=[.F23]/[.L2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5.8333333333333" calcext:value-type="float">
            <text:p>15,83</text:p>
          </table:table-cell>
          <table:table-cell office:value-type="float" office:value="3197" calcext:value-type="float">
            <text:p>3197</text:p>
          </table:table-cell>
          <table:table-cell office:value-type="string" calcext:value-type="string">
            <text:p>-</text:p>
          </table:table-cell>
          <table:table-cell table:style-name="ce8" table:formula="of:=[.K24]/[.L24]" office:value-type="string" office:string-value="" calcext:value-type="error">
            <text:p>#VALUE!</text:p>
          </table:table-cell>
          <table:table-cell table:style-name="ce8" table:formula="of:=[.F24]/[.L24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1.2833333333333" calcext:value-type="float">
            <text:p>11,28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-</text:p>
          </table:table-cell>
          <table:table-cell table:style-name="ce8" table:formula="of:=[.K25]/[.L25]" office:value-type="string" office:string-value="" calcext:value-type="error">
            <text:p>#VALUE!</text:p>
          </table:table-cell>
          <table:table-cell table:style-name="ce8" table:formula="of:=[.F25]/[.L25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2.45" calcext:value-type="float">
            <text:p>12,45</text:p>
          </table:table-cell>
          <table:table-cell office:value-type="float" office:value="3189" calcext:value-type="float">
            <text:p>3189</text:p>
          </table:table-cell>
          <table:table-cell office:value-type="string" calcext:value-type="string">
            <text:p>-</text:p>
          </table:table-cell>
          <table:table-cell table:style-name="ce8" table:formula="of:=[.K26]/[.L26]" office:value-type="string" office:string-value="" calcext:value-type="error">
            <text:p>#VALUE!</text:p>
          </table:table-cell>
          <table:table-cell table:style-name="ce8" table:formula="of:=[.F26]/[.L26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7.3666666666667" calcext:value-type="float">
            <text:p>17,37</text:p>
          </table:table-cell>
          <table:table-cell office:value-type="float" office:value="3852" calcext:value-type="float">
            <text:p>3852</text:p>
          </table:table-cell>
          <table:table-cell office:value-type="string" calcext:value-type="string">
            <text:p>-</text:p>
          </table:table-cell>
          <table:table-cell table:style-name="ce8" table:formula="of:=[.K27]/[.L27]" office:value-type="string" office:string-value="" calcext:value-type="error">
            <text:p>#VALUE!</text:p>
          </table:table-cell>
          <table:table-cell table:style-name="ce8" table:formula="of:=[.F27]/[.L27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5.6666666666667" calcext:value-type="float">
            <text:p>15,67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-</text:p>
          </table:table-cell>
          <table:table-cell table:style-name="ce8" table:formula="of:=[.K28]/[.L28]" office:value-type="string" office:string-value="" calcext:value-type="error">
            <text:p>#VALUE!</text:p>
          </table:table-cell>
          <table:table-cell table:style-name="ce8" table:formula="of:=[.F28]/[.L2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6.7" calcext:value-type="float">
            <text:p>16,70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-</text:p>
          </table:table-cell>
          <table:table-cell table:style-name="ce8" table:formula="of:=[.K29]/[.L29]" office:value-type="string" office:string-value="" calcext:value-type="error">
            <text:p>#VALUE!</text:p>
          </table:table-cell>
          <table:table-cell table:style-name="ce8" table:formula="of:=[.F29]/[.L29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18.6" calcext:value-type="float">
            <text:p>18,60</text:p>
          </table:table-cell>
          <table:table-cell office:value-type="float" office:value="4518" calcext:value-type="float">
            <text:p>4518</text:p>
          </table:table-cell>
          <table:table-cell office:value-type="string" calcext:value-type="string">
            <text:p>-</text:p>
          </table:table-cell>
          <table:table-cell table:style-name="ce8" table:formula="of:=[.K30]/[.L30]" office:value-type="string" office:string-value="" calcext:value-type="error">
            <text:p>#VALUE!</text:p>
          </table:table-cell>
          <table:table-cell table:style-name="ce8" table:formula="of:=[.F30]/[.L30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11" office:value-type="float" office:value="14.5333333333333" calcext:value-type="float">
            <text:p>14,53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K31]/[.L31]" office:value-type="percentage" office:value="1" calcext:value-type="percentage">
            <text:p>100,00%</text:p>
          </table:table-cell>
          <table:table-cell table:style-name="ce9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3.05" calcext:value-type="float">
            <text:p>13,05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style-name="ce8" table:formula="of:=[.K32]/[.L32]" office:value-type="percentage" office:value="1" calcext:value-type="percentage">
            <text:p>100,00%</text:p>
          </table:table-cell>
          <table:table-cell table:style-name="ce8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6.1833333333333" calcext:value-type="float">
            <text:p>16,1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33]/[.L33]" office:value-type="percentage" office:value="1" calcext:value-type="percentage">
            <text:p>100,00%</text:p>
          </table:table-cell>
          <table:table-cell table:style-name="ce8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18.4166666666667" calcext:value-type="float">
            <text:p>18,42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8" table:formula="of:=[.K34]/[.L34]" office:value-type="percentage" office:value="1" calcext:value-type="percentage">
            <text:p>100,00%</text:p>
          </table:table-cell>
          <table:table-cell table:style-name="ce8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20.5333333333333" calcext:value-type="float">
            <text:p>20,5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35]/[.L35]" office:value-type="percentage" office:value="1" calcext:value-type="percentage">
            <text:p>100,00%</text:p>
          </table:table-cell>
          <table:table-cell table:style-name="ce8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21.9333333333333" calcext:value-type="float">
            <text:p>21,93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36]/[.L36]" office:value-type="percentage" office:value="1" calcext:value-type="percentage">
            <text:p>100,00%</text:p>
          </table:table-cell>
          <table:table-cell table:style-name="ce8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2.3833333333333" calcext:value-type="float">
            <text:p>12,38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37]/[.L37]" office:value-type="percentage" office:value="1" calcext:value-type="percentage">
            <text:p>100,00%</text:p>
          </table:table-cell>
          <table:table-cell table:style-name="ce8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1" calcext:value-type="float">
            <text:p>17,1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38]/[.L38]" office:value-type="percentage" office:value="1" calcext:value-type="percentage">
            <text:p>100,00%</text:p>
          </table:table-cell>
          <table:table-cell table:style-name="ce8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20.2" calcext:value-type="float">
            <text:p>20,2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39]/[.L39]" office:value-type="percentage" office:value="1" calcext:value-type="percentage">
            <text:p>100,00%</text:p>
          </table:table-cell>
          <table:table-cell table:style-name="ce8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22.9166666666667" calcext:value-type="float">
            <text:p>22,92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40]/[.L40]" office:value-type="percentage" office:value="1" calcext:value-type="percentage">
            <text:p>100,00%</text:p>
          </table:table-cell>
          <table:table-cell table:style-name="ce8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3.6166666666667" calcext:value-type="float">
            <text:p>13,62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8" table:formula="of:=[.K41]/[.L41]" office:value-type="percentage" office:value="1" calcext:value-type="percentage">
            <text:p>100,00%</text:p>
          </table:table-cell>
          <table:table-cell table:style-name="ce8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2.65" calcext:value-type="float">
            <text:p>12,65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8" table:formula="of:=[.K42]/[.L42]" office:value-type="percentage" office:value="1" calcext:value-type="percentage">
            <text:p>100,00%</text:p>
          </table:table-cell>
          <table:table-cell table:style-name="ce8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7.0833333333333" calcext:value-type="float">
            <text:p>17,0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8" table:formula="of:=[.K43]/[.L43]" office:value-type="percentage" office:value="1" calcext:value-type="percentage">
            <text:p>100,00%</text:p>
          </table:table-cell>
          <table:table-cell table:style-name="ce8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16.6833333333333" calcext:value-type="float">
            <text:p>16,68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style-name="ce8" table:formula="of:=[.K44]/[.L44]" office:value-type="percentage" office:value="2.48049172122422" calcext:value-type="percentage">
            <text:p>248,05%</text:p>
          </table:table-cell>
          <table:table-cell table:style-name="ce8" table:formula="of:=[.F44]/[.L44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0.8" calcext:value-type="float">
            <text:p>20,8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8" table:formula="of:=[.K45]/[.L45]" office:value-type="percentage" office:value="1" calcext:value-type="percentage">
            <text:p>100,00%</text:p>
          </table:table-cell>
          <table:table-cell table:style-name="ce8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21.9666666666667" calcext:value-type="float">
            <text:p>21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8" table:formula="of:=[.K46]/[.L46]" office:value-type="percentage" office:value="1" calcext:value-type="percentage">
            <text:p>100,00%</text:p>
          </table:table-cell>
          <table:table-cell table:style-name="ce8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9.43333333333333" calcext:value-type="float">
            <text:p>9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8" table:formula="of:=[.K47]/[.L47]" office:value-type="percentage" office:value="1" calcext:value-type="percentage">
            <text:p>100,00%</text:p>
          </table:table-cell>
          <table:table-cell table:style-name="ce8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3.3333333333333" calcext:value-type="float">
            <text:p>13,33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8" table:formula="of:=[.K48]/[.L48]" office:value-type="percentage" office:value="1" calcext:value-type="percentage">
            <text:p>100,00%</text:p>
          </table:table-cell>
          <table:table-cell table:style-name="ce8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3" calcext:value-type="float">
            <text:p>13,0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8" table:formula="of:=[.K49]/[.L49]" office:value-type="percentage" office:value="1" calcext:value-type="percentage">
            <text:p>100,00%</text:p>
          </table:table-cell>
          <table:table-cell table:style-name="ce8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13.8333333333333" calcext:value-type="float">
            <text:p>13,8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8" table:formula="of:=[.K50]/[.L50]" office:value-type="percentage" office:value="1" calcext:value-type="percentage">
            <text:p>100,00%</text:p>
          </table:table-cell>
          <table:table-cell table:style-name="ce8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/>
          <table:table-cell table:style-name="ce4" office:value-type="float" office:value="864" calcext:value-type="float">
            <text:p>864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I30]/[.J30]" office:value-type="percentage" office:value="1" calcext:value-type="percentage">
            <text:p>100,00%</text:p>
          </table:table-cell>
          <table:table-cell table:style-name="ce9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7" office:value-type="float" office:value="755" calcext:value-type="float">
            <text:p>755</text:p>
          </table:table-cell>
          <table:table-cell table:number-columns-repeated="2" table:style-name="ce7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2"/>
          <table:table-cell table:number-columns-repeated="2" table:style-name="ce4" office:value-type="float" office:value="700" calcext:value-type="float">
            <text:p>700</text:p>
          </table:table-cell>
          <table:table-cell table:style-name="ce9" table:formula="of:=[.J30]/[.K30]" office:value-type="percentage" office:value="1" calcext:value-type="percentage">
            <text:p>100,00%</text:p>
          </table:table-cell>
          <table:table-cell table:style-name="ce9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7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8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90.02" calcext:value-type="float">
            <text:p>190,02</text:p>
          </table:table-cell>
          <table:table-cell table:style-name="ce4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 style:data-style-name="N2" text:time-value="21:33:26.737193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21T21:37:05.405290535</dc:date>
    <dc:creator>Fernando Bombardelli</dc:creator>
    <meta:editing-duration>PT5H2S</meta:editing-duration>
    <meta:editing-cycles>24</meta:editing-cycles>
    <meta:generator>LibreOffice/4.2.8.2$Linux_X86_64 LibreOffice_project/420$Build-2</meta:generator>
    <meta:document-statistic meta:table-count="7" meta:cell-count="3528" meta:object-count="0"/>
  </office:meta>
</office:document-meta>
</file>